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99cm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3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min-height="4.94cm" fo:min-width="4.583cm" fo:padding-top="0.15cm" fo:padding-bottom="0.15cm" fo:padding-left="0.275cm" fo:padding-right="0.275cm" fo:wrap-option="wrap"/>
    </style:style>
    <style:style style:name="gr4" style:family="graphic" style:parent-style-name="objectwithoutfill">
      <style:graphic-properties draw:stroke="solid" draw:stroke-dash="Long_20_Dash" svg:stroke-width="0.05cm" svg:stroke-color="#000000" draw:marker-start-width="0.23cm" draw:marker-end-width="0.23cm" svg:stroke-linecap="butt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Long_20_Dash" svg:stroke-width="0.03cm" svg:stroke-color="#000000" svg:stroke-linecap="butt" draw:fill="none" draw:textarea-vertical-align="middle" fo:padding-top="0.14cm" fo:padding-bottom="0.14cm" fo:padding-left="0.265cm" fo:padding-right="0.265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Mono Caps" fo:font-style="italic" style:font-style-asian="italic" style:font-style-complex="italic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atin Modern Mono Caps" fo:font-style="italic" style:font-style-asian="italic" style:font-style-complex="italic"/>
    </style:style>
    <style:style style:name="T2" style:family="text">
      <style:text-properties style:text-position="-8% 58%" style:font-name="Latin Modern Mono Caps" fo:font-style="italic" style:font-style-asian="italic" style:font-style-complex="italic"/>
    </style:style>
    <style:style style:name="T3" style:family="text">
      <style:text-properties style:font-name="Latin Modern Mono Caps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text-position="-8% 58%" style:font-name="Latin Modern Mono Cap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82cm" svg:height="1.449cm" svg:x="4.097cm" svg:y="1.21cm">
          <draw:text-box>
            <text:p text:style-name="P1"><text:span text:style-name="T1">C</text:span></text:p>
          </draw:text-box>
        </draw:frame>
        <draw:frame draw:style-name="gr1" draw:text-style-name="P2" draw:layer="layout" svg:width="1.082cm" svg:height="1.449cm" svg:x="2.279cm" svg:y="3.665cm">
          <draw:text-box>
            <text:p text:style-name="P1"><text:span text:style-name="T1">A</text:span></text:p>
          </draw:text-box>
        </draw:frame>
        <draw:frame draw:style-name="gr1" draw:text-style-name="P2" draw:layer="layout" svg:width="1.082cm" svg:height="1.449cm" svg:x="9.968cm" svg:y="4.353cm">
          <draw:text-box>
            <text:p text:style-name="P1"><text:span text:style-name="T1">B</text:span></text:p>
          </draw:text-box>
        </draw:frame>
        <draw:frame draw:style-name="gr1" draw:text-style-name="P2" draw:layer="layout" svg:width="1.082cm" svg:height="1.449cm" svg:x="9.103cm" svg:y="2.184cm">
          <draw:text-box>
            <text:p text:style-name="P1"><text:span text:style-name="T1">D</text:span></text:p>
          </draw:text-box>
        </draw:frame>
        <draw:custom-shape draw:style-name="gr2" draw:text-style-name="P3" draw:layer="layout" svg:width="0.162cm" svg:height="0.162cm" svg:x="4.517cm" svg:y="2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9.394cm" svg:y="3.1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2.847cm" svg:y="4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10.007cm" svg:y="5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59cm" svg:height="7.408cm" svg:x="2.847cm" svg:y="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4" draw:layer="layout" svg:width="6.826cm" svg:height="2.661cm" draw:transform="skewX (0.430572726467001) rotate (-0.192684349420174) translate (4.596cm 2.151cm)" svg:viewBox="0 0 6827 2662" draw:points="5062,111 6827,1853 45,2662 0,0">
          <text:p/>
        </draw:polygon>
        <draw:line draw:style-name="gr5" draw:text-style-name="P4" draw:layer="layout" svg:x1="4.585cm" svg:y1="2.133cm" svg:x2="10.106cm" svg:y2="5.122cm">
          <text:p/>
        </draw:line>
        <draw:line draw:style-name="gr5" draw:text-style-name="P4" draw:layer="layout" svg:x1="10.037cm" svg:y1="3.137cm" svg:x2="1.035cm" svg:y2="4.904cm">
          <text:p/>
        </draw:line>
        <draw:custom-shape draw:style-name="gr2" draw:text-style-name="P3" draw:layer="layout" svg:width="0.162cm" svg:height="0.162cm" svg:x="6.395cm" svg:y="5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82cm" svg:height="1.449cm" svg:x="5.935cm" svg:y="5.165cm">
          <draw:text-box>
            <text:p text:style-name="P1"><text:span text:style-name="T1">O</text:span></text:p>
          </draw:text-box>
        </draw:frame>
        <draw:line draw:style-name="gr5" draw:text-style-name="P4" draw:layer="layout" svg:x1="4.585cm" svg:y1="2.133cm" svg:x2="6.482cm" svg:y2="5.314cm">
          <text:p/>
        </draw:line>
        <draw:line draw:style-name="gr5" draw:text-style-name="P4" draw:layer="layout" svg:x1="10.106cm" svg:y1="5.122cm" svg:x2="6.482cm" svg:y2="5.314cm">
          <text:p/>
        </draw:line>
        <draw:line draw:style-name="gr5" draw:text-style-name="P4" draw:layer="layout" svg:x1="9.955cm" svg:y1="3.137cm" svg:x2="10.174cm" svg:y2="6.569cm">
          <text:p/>
        </draw:line>
        <draw:custom-shape draw:style-name="gr2" draw:text-style-name="P3" draw:layer="layout" svg:width="0.162cm" svg:height="0.162cm" svg:x="9.875cm" svg:y="3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035cm" svg:y1="4.904cm" svg:x2="6.531cm" svg:y2="0.645cm">
          <text:p/>
        </draw:line>
        <draw:frame draw:style-name="gr1" draw:text-style-name="P2" draw:layer="layout" svg:width="1.06cm" svg:height="1.449cm" svg:x="9.835cm" svg:y="2.113cm">
          <draw:text-box>
            <text:p text:style-name="P1"><text:span text:style-name="T1">P</text:span><text:span text:style-name="T2">1</text:span></text:p>
          </draw:text-box>
        </draw:frame>
        <draw:frame draw:style-name="gr1" draw:text-style-name="P2" draw:layer="layout" svg:width="1.409cm" svg:height="1.449cm" svg:x="0.291cm" svg:y="3.886cm">
          <draw:text-box>
            <text:p><text:span text:style-name="T3">P</text:span><text:span text:style-name="T4">2</text:span></text:p>
          </draw:text-box>
        </draw:frame>
        <draw:custom-shape draw:style-name="gr2" draw:text-style-name="P3" draw:layer="layout" svg:width="0.162cm" svg:height="0.162cm" svg:x="0.982cm" svg:y="4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0:15:37.463752149</meta:creation-date>
    <dc:date>2022-08-17T12:36:26.077014730</dc:date>
    <meta:editing-duration>PT36M13S</meta:editing-duration>
    <meta:editing-cycles>8</meta:editing-cycles>
    <meta:generator>LibreOffice/7.3.4.2$Linux_X86_64 LibreOffice_project/30$Build-2</meta:generator>
    <meta:document-statistic meta:object-count="22"/>
  </office:meta>
</office:document-meta>
</file>